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officeooo:rsid="00012824" officeooo:paragraph-rsid="00012824"/>
    </style:style>
    <style:style style:name="P2" style:family="paragraph" style:parent-style-name="Standard">
      <style:paragraph-properties fo:margin-top="0.0398in" fo:margin-bottom="0.0398in" loext:contextual-spacing="false"/>
      <style:text-properties officeooo:rsid="0004ceb9" officeooo:paragraph-rsid="0004ceb9"/>
    </style:style>
    <style:style style:name="P3" style:family="paragraph" style:parent-style-name="Standard">
      <style:paragraph-properties fo:margin-top="0.0398in" fo:margin-bottom="0.0398in" loext:contextual-spacing="false"/>
      <style:text-properties officeooo:rsid="0004e5a3" officeooo:paragraph-rsid="0004e5a3"/>
    </style:style>
    <style:style style:name="P4" style:family="paragraph" style:parent-style-name="Standard">
      <style:paragraph-properties fo:margin-top="0.0398in" fo:margin-bottom="0.0398in" loext:contextual-spacing="false"/>
      <style:text-properties officeooo:rsid="0007f345" officeooo:paragraph-rsid="0007f345"/>
    </style:style>
    <style:style style:name="P5" style:family="paragraph" style:parent-style-name="Standard">
      <style:paragraph-properties fo:margin-top="0.0398in" fo:margin-bottom="0.0398in" loext:contextual-spacing="false"/>
      <style:text-properties officeooo:rsid="0007f345" officeooo:paragraph-rsid="000c5fe2"/>
    </style:style>
    <style:style style:name="P6" style:family="paragraph" style:parent-style-name="Standard">
      <style:paragraph-properties fo:margin-top="0.0398in" fo:margin-bottom="0.0398in" loext:contextual-spacing="false"/>
      <style:text-properties officeooo:rsid="000abd84" officeooo:paragraph-rsid="000abd84"/>
    </style:style>
    <style:style style:name="P7" style:family="paragraph" style:parent-style-name="Standard">
      <style:paragraph-properties fo:margin-top="0.0398in" fo:margin-bottom="0.0398in" loext:contextual-spacing="false"/>
      <style:text-properties officeooo:rsid="00112e80" officeooo:paragraph-rsid="00112e80"/>
    </style:style>
    <style:style style:name="P8" style:family="paragraph" style:parent-style-name="Standard">
      <style:paragraph-properties fo:margin-top="0.0398in" fo:margin-bottom="0.0398in" loext:contextual-spacing="false"/>
      <style:text-properties officeooo:rsid="00167e91" officeooo:paragraph-rsid="00167e91"/>
    </style:style>
    <style:style style:name="P9" style:family="paragraph" style:parent-style-name="Standard">
      <style:paragraph-properties fo:margin-top="0.0398in" fo:margin-bottom="0.0398in" loext:contextual-spacing="false"/>
      <style:text-properties officeooo:paragraph-rsid="00183585"/>
    </style:style>
    <style:style style:name="P10" style:family="paragraph" style:parent-style-name="Standard">
      <style:paragraph-properties fo:margin-top="0.0398in" fo:margin-bottom="0.0398in" loext:contextual-spacing="false"/>
      <style:text-properties officeooo:paragraph-rsid="001e04bc"/>
    </style:style>
    <style:style style:name="P11" style:family="paragraph" style:parent-style-name="Standard">
      <style:paragraph-properties fo:margin-top="0.0398in" fo:margin-bottom="0.0398in" loext:contextual-spacing="false"/>
      <style:text-properties officeooo:rsid="001a9c32" officeooo:paragraph-rsid="001a9c32"/>
    </style:style>
    <style:style style:name="P12" style:family="paragraph" style:parent-style-name="Standard">
      <style:paragraph-properties fo:margin-top="0.0398in" fo:margin-bottom="0.0398in" loext:contextual-spacing="false"/>
      <style:text-properties officeooo:rsid="001f0e85" officeooo:paragraph-rsid="001f0e85"/>
    </style:style>
    <style:style style:name="P13" style:family="paragraph" style:parent-style-name="Standard">
      <style:paragraph-properties fo:margin-top="0.0398in" fo:margin-bottom="0.0398in" loext:contextual-spacing="false"/>
      <style:text-properties officeooo:paragraph-rsid="001f0e85"/>
    </style:style>
    <style:style style:name="P14" style:family="paragraph" style:parent-style-name="Standard">
      <style:paragraph-properties fo:margin-top="0.0398in" fo:margin-bottom="0.0398in" loext:contextual-spacing="false"/>
      <style:text-properties officeooo:paragraph-rsid="001a9c32"/>
    </style:style>
    <style:style style:name="P15" style:family="paragraph" style:parent-style-name="Standard" style:list-style-name="L1">
      <style:paragraph-properties fo:margin-top="0.0398in" fo:margin-bottom="0.0398in" loext:contextual-spacing="false"/>
      <style:text-properties officeooo:paragraph-rsid="001e04bc"/>
    </style:style>
    <style:style style:name="P16" style:family="paragraph" style:parent-style-name="Standard" style:list-style-name="L1">
      <style:paragraph-properties fo:margin-top="0.0398in" fo:margin-bottom="0.0398in" loext:contextual-spacing="false"/>
      <style:text-properties officeooo:rsid="001e04bc" officeooo:paragraph-rsid="001e04bc"/>
    </style:style>
    <style:style style:name="P17" style:family="paragraph" style:parent-style-name="Standard">
      <style:paragraph-properties fo:margin-top="0.0398in" fo:margin-bottom="0.0398in" loext:contextual-spacing="false"/>
      <style:text-properties fo:font-weight="bold" officeooo:rsid="001a9c32" officeooo:paragraph-rsid="001a9c32" style:font-weight-asian="bold" style:font-weight-complex="bold"/>
    </style:style>
    <style:style style:name="P18" style:family="paragraph" style:parent-style-name="Standard">
      <style:paragraph-properties fo:margin-top="0.0398in" fo:margin-bottom="0.0398in" loext:contextual-spacing="false"/>
      <style:text-properties fo:font-weight="bold" officeooo:paragraph-rsid="00183585" style:font-weight-asian="bold" style:font-weight-complex="bold"/>
    </style:style>
    <style:style style:name="P19" style:family="paragraph" style:parent-style-name="Standard">
      <style:paragraph-properties fo:margin-top="0.0398in" fo:margin-bottom="0.0398in" loext:contextual-spacing="false"/>
      <style:text-properties fo:font-weight="bold" officeooo:rsid="00293d43" officeooo:paragraph-rsid="00293d43" style:font-weight-asian="bold" style:font-weight-complex="bold"/>
    </style:style>
    <style:style style:name="P20" style:family="paragraph" style:parent-style-name="Standard">
      <style:paragraph-properties fo:margin-top="0.0398in" fo:margin-bottom="0.0398in" loext:contextual-spacing="false"/>
      <style:text-properties fo:font-weight="bold" officeooo:rsid="002afc12" officeooo:paragraph-rsid="002afc12" style:font-weight-asian="bold" style:font-weight-complex="bold"/>
    </style:style>
    <style:style style:name="P21" style:family="paragraph" style:parent-style-name="Standard">
      <style:paragraph-properties fo:margin-top="0.0398in" fo:margin-bottom="0.0398in" loext:contextual-spacing="false"/>
      <style:text-properties fo:font-weight="bold" officeooo:rsid="002750c4" officeooo:paragraph-rsid="002c616f" style:font-weight-asian="bold" style:font-weight-complex="bold"/>
    </style:style>
    <style:style style:name="P22" style:family="paragraph" style:parent-style-name="Standard">
      <style:paragraph-properties fo:margin-top="0.0398in" fo:margin-bottom="0.0398in" loext:contextual-spacing="false"/>
      <style:text-properties fo:font-weight="bold" officeooo:rsid="002ff52b" officeooo:paragraph-rsid="002ff52b" style:font-weight-asian="bold" style:font-weight-complex="bold"/>
    </style:style>
    <style:style style:name="P23" style:family="paragraph" style:parent-style-name="Standard">
      <style:paragraph-properties fo:margin-top="0.0398in" fo:margin-bottom="0.0398in" loext:contextual-spacing="false"/>
      <style:text-properties fo:font-weight="bold" officeooo:rsid="00313c0b" officeooo:paragraph-rsid="00313c0b" style:font-weight-asian="bold" style:font-weight-complex="bold"/>
    </style:style>
    <style:style style:name="P24" style:family="paragraph" style:parent-style-name="Standard">
      <style:paragraph-properties fo:margin-top="0.0398in" fo:margin-bottom="0.0398in" loext:contextual-spacing="false"/>
      <style:text-properties fo:font-weight="bold" officeooo:rsid="003d3836" officeooo:paragraph-rsid="003d3836" style:font-weight-asian="bold" style:font-weight-complex="bold"/>
    </style:style>
    <style:style style:name="P25" style:family="paragraph" style:parent-style-name="Standard">
      <style:paragraph-properties fo:margin-top="0.0398in" fo:margin-bottom="0.0398in" loext:contextual-spacing="false"/>
      <style:text-properties fo:font-weight="bold" officeooo:rsid="003ebe99" officeooo:paragraph-rsid="003ebe99" style:font-weight-asian="bold" style:font-weight-complex="bold"/>
    </style:style>
    <style:style style:name="P26" style:family="paragraph" style:parent-style-name="Standard">
      <style:paragraph-properties fo:margin-top="0.0398in" fo:margin-bottom="0.0398in" loext:contextual-spacing="false"/>
      <style:text-properties fo:font-weight="bold" officeooo:rsid="00417346" officeooo:paragraph-rsid="00417346" style:font-weight-asian="bold" style:font-weight-complex="bold"/>
    </style:style>
    <style:style style:name="P27" style:family="paragraph" style:parent-style-name="Standard">
      <style:paragraph-properties fo:margin-top="0.0398in" fo:margin-bottom="0.0398in" loext:contextual-spacing="false"/>
      <style:text-properties officeooo:rsid="00183585" officeooo:paragraph-rsid="00183585"/>
    </style:style>
    <style:style style:name="P28" style:family="paragraph" style:parent-style-name="Standard">
      <style:paragraph-properties fo:margin-top="0.0398in" fo:margin-bottom="0.0398in" loext:contextual-spacing="false"/>
      <style:text-properties officeooo:rsid="002750c4" officeooo:paragraph-rsid="002750c4"/>
    </style:style>
    <style:style style:name="P29" style:family="paragraph" style:parent-style-name="Standard">
      <style:paragraph-properties fo:margin-top="0.0398in" fo:margin-bottom="0.0398in" loext:contextual-spacing="false"/>
      <style:text-properties officeooo:rsid="002750c4" officeooo:paragraph-rsid="002c616f"/>
    </style:style>
    <style:style style:name="P30" style:family="paragraph" style:parent-style-name="Standard">
      <style:paragraph-properties fo:margin-top="0.0398in" fo:margin-bottom="0.0398in" loext:contextual-spacing="false"/>
      <style:text-properties officeooo:rsid="002a3644" officeooo:paragraph-rsid="002ff52b"/>
    </style:style>
    <style:style style:name="P31" style:family="paragraph" style:parent-style-name="Standard">
      <style:paragraph-properties fo:margin-top="0.0398in" fo:margin-bottom="0.0398in" loext:contextual-spacing="false"/>
      <style:text-properties officeooo:paragraph-rsid="00191998"/>
    </style:style>
    <style:style style:name="P32" style:family="paragraph" style:parent-style-name="Standard">
      <style:paragraph-properties fo:margin-top="0.0398in" fo:margin-bottom="0.0398in" loext:contextual-spacing="false"/>
      <style:text-properties officeooo:rsid="002afc12" officeooo:paragraph-rsid="002afc12"/>
    </style:style>
    <style:style style:name="P33"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2afc12" officeooo:paragraph-rsid="002afc12" style:font-weight-asian="bold" style:font-weight-complex="bold"/>
    </style:style>
    <style:style style:name="P34"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2ff52b" officeooo:paragraph-rsid="002ff52b" style:font-weight-asian="bold" style:font-weight-complex="bold"/>
    </style:style>
    <style:style style:name="P35"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2750c4" officeooo:paragraph-rsid="002c616f" style:font-weight-asian="bold" style:font-weight-complex="bold"/>
    </style:style>
    <style:style style:name="P36" style:family="paragraph" style:parent-style-name="Standard">
      <style:paragraph-properties fo:margin-top="0.0398in" fo:margin-bottom="0.0398in" loext:contextual-spacing="false"/>
      <style:text-properties officeooo:rsid="002c616f" officeooo:paragraph-rsid="002c616f"/>
    </style:style>
    <style:style style:name="P37" style:family="paragraph" style:parent-style-name="Standard">
      <style:paragraph-properties fo:margin-top="0.0398in" fo:margin-bottom="0.0398in" loext:contextual-spacing="false"/>
      <style:text-properties officeooo:rsid="002c616f" officeooo:paragraph-rsid="00303420"/>
    </style:style>
    <style:style style:name="P38" style:family="paragraph" style:parent-style-name="Standard">
      <style:paragraph-properties fo:margin-top="0.0398in" fo:margin-bottom="0.0398in" loext:contextual-spacing="false"/>
      <style:text-properties fo:font-weight="normal" officeooo:rsid="002c616f" officeooo:paragraph-rsid="002c616f" style:font-weight-asian="normal" style:font-weight-complex="normal"/>
    </style:style>
    <style:style style:name="P39" style:family="paragraph" style:parent-style-name="Standard" style:list-style-name="L2">
      <style:paragraph-properties fo:margin-top="0.0398in" fo:margin-bottom="0.0398in" loext:contextual-spacing="false"/>
      <style:text-properties fo:font-weight="normal" officeooo:rsid="002c616f" officeooo:paragraph-rsid="002c616f" style:font-weight-asian="normal" style:font-weight-complex="normal"/>
    </style:style>
    <style:style style:name="P40" style:family="paragraph" style:parent-style-name="Standard" style:list-style-name="L2">
      <style:paragraph-properties fo:margin-top="0.0398in" fo:margin-bottom="0.0398in" loext:contextual-spacing="false"/>
      <style:text-properties fo:font-weight="normal" officeooo:rsid="002c616f" officeooo:paragraph-rsid="00303420" style:font-weight-asian="normal" style:font-weight-complex="normal"/>
    </style:style>
    <style:style style:name="P41" style:family="paragraph" style:parent-style-name="Standard">
      <style:paragraph-properties fo:margin-top="0.0398in" fo:margin-bottom="0.0398in" loext:contextual-spacing="false"/>
      <style:text-properties fo:font-weight="normal" officeooo:rsid="002ff52b" officeooo:paragraph-rsid="002ff52b" style:font-weight-asian="normal" style:font-weight-complex="normal"/>
    </style:style>
    <style:style style:name="P42" style:family="paragraph" style:parent-style-name="Standard" style:list-style-name="L2">
      <style:paragraph-properties fo:margin-top="0.0398in" fo:margin-bottom="0.0398in" loext:contextual-spacing="false"/>
      <style:text-properties fo:font-weight="normal" officeooo:rsid="00303420" officeooo:paragraph-rsid="00303420" style:font-weight-asian="normal" style:font-weight-complex="normal"/>
    </style:style>
    <style:style style:name="P43" style:family="paragraph" style:parent-style-name="Standard">
      <style:paragraph-properties fo:margin-top="0.0398in" fo:margin-bottom="0.0398in" loext:contextual-spacing="false"/>
      <style:text-properties fo:font-weight="normal" officeooo:rsid="0035bf3e" officeooo:paragraph-rsid="0035bf3e" style:font-weight-asian="normal" style:font-weight-complex="normal"/>
    </style:style>
    <style:style style:name="P44" style:family="paragraph" style:parent-style-name="Standard">
      <style:paragraph-properties fo:margin-top="0.0398in" fo:margin-bottom="0.0398in" loext:contextual-spacing="false"/>
      <style:text-properties fo:font-weight="normal" officeooo:rsid="00379632" officeooo:paragraph-rsid="00379632" style:font-weight-asian="normal" style:font-weight-complex="normal"/>
    </style:style>
    <style:style style:name="P45" style:family="paragraph" style:parent-style-name="Standard">
      <style:paragraph-properties fo:margin-top="0.0398in" fo:margin-bottom="0.0398in" loext:contextual-spacing="false"/>
      <style:text-properties fo:font-weight="normal" officeooo:rsid="003a9175" officeooo:paragraph-rsid="003a9175" style:font-weight-asian="normal" style:font-weight-complex="normal"/>
    </style:style>
    <style:style style:name="P46" style:family="paragraph" style:parent-style-name="Standard">
      <style:paragraph-properties fo:margin-top="0.0398in" fo:margin-bottom="0.0398in" loext:contextual-spacing="false"/>
      <style:text-properties fo:font-weight="normal" officeooo:rsid="003b8049" officeooo:paragraph-rsid="003b8049" style:font-weight-asian="normal" style:font-weight-complex="normal"/>
    </style:style>
    <style:style style:name="P47" style:family="paragraph" style:parent-style-name="Standard">
      <style:paragraph-properties fo:margin-top="0.0398in" fo:margin-bottom="0.0398in" loext:contextual-spacing="false"/>
      <style:text-properties fo:font-weight="normal" officeooo:rsid="003d3836" officeooo:paragraph-rsid="003d3836" style:font-weight-asian="normal" style:font-weight-complex="normal"/>
    </style:style>
    <style:style style:name="P48" style:family="paragraph" style:parent-style-name="Standard">
      <style:paragraph-properties fo:margin-top="0.0398in" fo:margin-bottom="0.0398in" loext:contextual-spacing="false"/>
      <style:text-properties fo:font-weight="normal" officeooo:rsid="00012824" officeooo:paragraph-rsid="003ebe99" style:font-weight-asian="normal" style:font-weight-complex="normal"/>
    </style:style>
    <style:style style:name="P49" style:family="paragraph" style:parent-style-name="Standard">
      <style:paragraph-properties fo:margin-top="0.0398in" fo:margin-bottom="0.0398in" loext:contextual-spacing="false"/>
      <style:text-properties officeooo:rsid="00167e91" officeooo:paragraph-rsid="003a9175"/>
    </style:style>
    <style:style style:name="P50" style:family="paragraph" style:parent-style-name="Standard">
      <style:paragraph-properties fo:margin-top="0.0398in" fo:margin-bottom="0.0398in" loext:contextual-spacing="false" fo:text-align="center" style:justify-single-word="false"/>
      <style:text-properties officeooo:rsid="00167e91" officeooo:paragraph-rsid="00167e91"/>
    </style:style>
    <style:style style:name="P51" style:family="paragraph" style:parent-style-name="Standard">
      <style:paragraph-properties fo:margin-top="0.0398in" fo:margin-bottom="0.0398in" loext:contextual-spacing="false"/>
      <style:text-properties officeooo:rsid="002ff52b" officeooo:paragraph-rsid="002ff52b"/>
    </style:style>
    <style:style style:name="P52" style:family="paragraph" style:parent-style-name="Standard">
      <style:paragraph-properties fo:margin-top="0.0398in" fo:margin-bottom="0.0398in" loext:contextual-spacing="false"/>
      <style:text-properties officeooo:rsid="002ff52b" officeooo:paragraph-rsid="00303420"/>
    </style:style>
    <style:style style:name="P53" style:family="paragraph" style:parent-style-name="Standard">
      <style:paragraph-properties fo:margin-top="0.0398in" fo:margin-bottom="0.0398in" loext:contextual-spacing="false"/>
      <style:text-properties style:text-underline-style="none" fo:font-weight="normal" officeooo:rsid="002ff52b" officeooo:paragraph-rsid="002ff52b" style:font-weight-asian="normal" style:font-weight-complex="normal"/>
    </style:style>
    <style:style style:name="P54" style:family="paragraph" style:parent-style-name="Standard">
      <style:paragraph-properties fo:margin-top="0.0398in" fo:margin-bottom="0.0398in" loext:contextual-spacing="false"/>
      <style:text-properties style:text-underline-style="none" fo:font-weight="bold" officeooo:rsid="002ff52b" officeooo:paragraph-rsid="002ff52b" style:font-weight-asian="bold" style:font-weight-complex="bold"/>
    </style:style>
    <style:style style:name="P55" style:family="paragraph" style:parent-style-name="Standard">
      <style:paragraph-properties fo:margin-top="0.0398in" fo:margin-bottom="0.0398in" loext:contextual-spacing="false"/>
      <style:text-properties officeooo:rsid="00313c0b" officeooo:paragraph-rsid="00313c0b"/>
    </style:style>
    <style:style style:name="P56" style:family="paragraph" style:parent-style-name="Standard">
      <style:paragraph-properties fo:margin-top="0.0398in" fo:margin-bottom="0.0398in" loext:contextual-spacing="false"/>
      <style:text-properties officeooo:paragraph-rsid="00313c0b"/>
    </style:style>
    <style:style style:name="P57" style:family="paragraph" style:parent-style-name="Standard">
      <style:paragraph-properties fo:margin-top="0.0398in" fo:margin-bottom="0.0398in" loext:contextual-spacing="false"/>
      <style:text-properties officeooo:rsid="001a9c32" officeooo:paragraph-rsid="001a9c32"/>
    </style:style>
    <style:style style:name="P58" style:family="paragraph" style:parent-style-name="Standard">
      <style:paragraph-properties fo:margin-top="0.0398in" fo:margin-bottom="0.0398in" loext:contextual-spacing="false"/>
      <style:text-properties officeooo:rsid="00331f24" officeooo:paragraph-rsid="00331f24"/>
    </style:style>
    <style:style style:name="P59" style:family="paragraph" style:parent-style-name="Standard">
      <style:paragraph-properties fo:margin-top="0.0398in" fo:margin-bottom="0.0398in" loext:contextual-spacing="false"/>
      <style:text-properties officeooo:rsid="00012824" officeooo:paragraph-rsid="00012824"/>
    </style:style>
    <style:style style:name="P60" style:family="paragraph" style:parent-style-name="Standard">
      <style:paragraph-properties fo:margin-top="0.0398in" fo:margin-bottom="0.0398in" loext:contextual-spacing="false"/>
      <style:text-properties officeooo:rsid="00012824" officeooo:paragraph-rsid="003ebe99"/>
    </style:style>
    <style:style style:name="P61" style:family="paragraph" style:parent-style-name="Standard">
      <style:paragraph-properties fo:margin-top="0.0398in" fo:margin-bottom="0.0398in" loext:contextual-spacing="false"/>
      <style:text-properties officeooo:rsid="0007f345" officeooo:paragraph-rsid="0007f345"/>
    </style:style>
    <style:style style:name="P62" style:family="paragraph" style:parent-style-name="Standard">
      <style:paragraph-properties fo:margin-top="0.0398in" fo:margin-bottom="0.0398in" loext:contextual-spacing="false"/>
      <style:text-properties officeooo:rsid="0007f345" officeooo:paragraph-rsid="000abd84"/>
    </style:style>
    <style:style style:name="P63" style:family="paragraph" style:parent-style-name="Standard">
      <style:paragraph-properties fo:margin-top="0.0398in" fo:margin-bottom="0.0398in" loext:contextual-spacing="false"/>
      <style:text-properties officeooo:rsid="0007f345" officeooo:paragraph-rsid="004480b2"/>
    </style:style>
    <style:style style:name="P64" style:family="paragraph" style:parent-style-name="Standard">
      <style:paragraph-properties fo:margin-top="0.0398in" fo:margin-bottom="0.0398in" loext:contextual-spacing="false"/>
      <style:text-properties officeooo:rsid="0035bf3e" officeooo:paragraph-rsid="0035bf3e"/>
    </style:style>
    <style:style style:name="P65" style:family="paragraph" style:parent-style-name="Standard">
      <style:paragraph-properties fo:margin-top="0.0398in" fo:margin-bottom="0.0398in" loext:contextual-spacing="false"/>
      <style:text-properties officeooo:rsid="00379632" officeooo:paragraph-rsid="00379632"/>
    </style:style>
    <style:style style:name="P66" style:family="paragraph" style:parent-style-name="Standard">
      <style:paragraph-properties fo:margin-top="0.0398in" fo:margin-bottom="0.0398in" loext:contextual-spacing="false"/>
      <style:text-properties officeooo:rsid="003a9175" officeooo:paragraph-rsid="003a9175"/>
    </style:style>
    <style:style style:name="P67" style:family="paragraph" style:parent-style-name="Standard">
      <style:paragraph-properties fo:margin-top="0.0398in" fo:margin-bottom="0.0398in" loext:contextual-spacing="false"/>
      <style:text-properties officeooo:rsid="003e7a40" officeooo:paragraph-rsid="003e7a40"/>
    </style:style>
    <style:style style:name="P68" style:family="paragraph" style:parent-style-name="Standard">
      <style:paragraph-properties fo:margin-top="0.0398in" fo:margin-bottom="0.0398in" loext:contextual-spacing="false"/>
      <style:text-properties officeooo:rsid="00417346" officeooo:paragraph-rsid="00417346"/>
    </style:style>
    <style:style style:name="P69" style:family="paragraph" style:parent-style-name="Standard">
      <style:paragraph-properties fo:margin-top="0.0398in" fo:margin-bottom="0.0398in" loext:contextual-spacing="false"/>
      <style:text-properties officeooo:rsid="0041787d" officeooo:paragraph-rsid="0041787d"/>
    </style:style>
    <style:style style:name="P70" style:family="paragraph" style:parent-style-name="Standard">
      <style:paragraph-properties fo:margin-top="0.0398in" fo:margin-bottom="0.0398in" loext:contextual-spacing="false"/>
      <style:text-properties officeooo:paragraph-rsid="0041787d"/>
    </style:style>
    <style:style style:name="P71" style:family="paragraph" style:parent-style-name="Standard">
      <style:paragraph-properties fo:margin-top="0.0398in" fo:margin-bottom="0.0398in" loext:contextual-spacing="false"/>
      <style:text-properties officeooo:rsid="0023582f" officeooo:paragraph-rsid="0023582f"/>
    </style:style>
    <style:style style:name="P72" style:family="paragraph" style:parent-style-name="Standard">
      <style:paragraph-properties fo:margin-top="0.0398in" fo:margin-bottom="0.0398in" loext:contextual-spacing="false"/>
      <style:text-properties officeooo:rsid="000abd84" officeooo:paragraph-rsid="0007f345"/>
    </style:style>
    <style:style style:name="P73" style:family="paragraph" style:parent-style-name="Standard">
      <style:paragraph-properties fo:margin-top="0.0398in" fo:margin-bottom="0.0398in" loext:contextual-spacing="false"/>
      <style:text-properties officeooo:rsid="0004e5a3" officeooo:paragraph-rsid="00331f24"/>
    </style:style>
    <style:style style:name="P74" style:family="paragraph" style:parent-style-name="Standard">
      <style:paragraph-properties fo:margin-top="0.0398in" fo:margin-bottom="0.0398in" loext:contextual-spacing="false"/>
      <style:text-properties officeooo:paragraph-rsid="00466bda"/>
    </style:style>
    <style:style style:name="T1" style:family="text">
      <style:text-properties officeooo:rsid="00183585"/>
    </style:style>
    <style:style style:name="T2" style:family="text">
      <style:text-properties officeooo:rsid="00191998"/>
    </style:style>
    <style:style style:name="T3" style:family="text">
      <style:text-properties officeooo:rsid="001a8ab4"/>
    </style:style>
    <style:style style:name="T4" style:family="text">
      <style:text-properties officeooo:rsid="001a9c32"/>
    </style:style>
    <style:style style:name="T5" style:family="text">
      <style:text-properties officeooo:rsid="001c71e8"/>
    </style:style>
    <style:style style:name="T6" style:family="text">
      <style:text-properties officeooo:rsid="001cddc8"/>
    </style:style>
    <style:style style:name="T7" style:family="text">
      <style:text-properties officeooo:rsid="001e04bc"/>
    </style:style>
    <style:style style:name="T8" style:family="text">
      <style:text-properties officeooo:rsid="001e7a81"/>
    </style:style>
    <style:style style:name="T9" style:family="text">
      <style:text-properties officeooo:rsid="001f0e85"/>
    </style:style>
    <style:style style:name="T10" style:family="text">
      <style:text-properties fo:font-weight="bold" style:font-weight-asian="bold" style:font-weight-complex="bold"/>
    </style:style>
    <style:style style:name="T11" style:family="text">
      <style:text-properties fo:font-weight="bold" officeooo:rsid="00183585" style:font-weight-asian="bold" style:font-weight-complex="bold"/>
    </style:style>
    <style:style style:name="T12" style:family="text">
      <style:text-properties fo:font-weight="bold" officeooo:rsid="00191998" style:font-weight-asian="bold" style:font-weight-complex="bold"/>
    </style:style>
    <style:style style:name="T13" style:family="text">
      <style:text-properties fo:font-weight="bold" officeooo:rsid="001a8ab4" style:font-weight-asian="bold" style:font-weight-complex="bold"/>
    </style:style>
    <style:style style:name="T14" style:family="text">
      <style:text-properties fo:font-weight="bold" officeooo:rsid="002a3644" style:font-weight-asian="bold" style:font-weight-complex="bold"/>
    </style:style>
    <style:style style:name="T15" style:family="text">
      <style:text-properties fo:font-weight="bold" officeooo:rsid="00406ad7" style:font-weight-asian="bold" style:font-weight-complex="bold"/>
    </style:style>
    <style:style style:name="T16" style:family="text">
      <style:text-properties fo:font-weight="bold" officeooo:rsid="00432af5" style:font-weight-asian="bold" style:font-weight-complex="bold"/>
    </style:style>
    <style:style style:name="T17" style:family="text">
      <style:text-properties fo:font-weight="bold" officeooo:rsid="0041787d" style:font-weight-asian="bold" style:font-weight-complex="bold"/>
    </style:style>
    <style:style style:name="T18" style:family="text">
      <style:text-properties fo:font-weight="bold" officeooo:rsid="00466bda" style:font-weight-asian="bold" style:font-weight-complex="bold"/>
    </style:style>
    <style:style style:name="T19" style:family="text">
      <style:text-properties officeooo:rsid="002034c2"/>
    </style:style>
    <style:style style:name="T20" style:family="text">
      <style:text-properties officeooo:rsid="002178dd"/>
    </style:style>
    <style:style style:name="T21" style:family="text">
      <style:text-properties officeooo:rsid="002afc12"/>
    </style:style>
    <style:style style:name="T22" style:family="text">
      <style:text-properties officeooo:rsid="002e130a"/>
    </style:style>
    <style:style style:name="T23" style:family="text">
      <style:text-properties officeooo:rsid="002ff52b"/>
    </style:style>
    <style:style style:name="T24" style:family="text">
      <style:text-properties officeooo:rsid="00303420"/>
    </style:style>
    <style:style style:name="T25" style:family="text">
      <style:text-properties officeooo:rsid="00313c0b"/>
    </style:style>
    <style:style style:name="T26" style:family="text">
      <style:text-properties officeooo:rsid="0035bf3e"/>
    </style:style>
    <style:style style:name="T27" style:family="text">
      <style:text-properties officeooo:rsid="0041787d"/>
    </style:style>
    <style:style style:name="T28" style:family="text">
      <style:text-properties officeooo:rsid="00432af5"/>
    </style:style>
    <style:style style:name="T29" style:family="text">
      <style:text-properties officeooo:rsid="0044302b"/>
    </style:style>
    <style:style style:name="T30" style:family="text">
      <style:text-properties fo:font-size="18pt" fo:font-weight="bold" style:font-size-asian="18pt" style:font-weight-asian="bold" style:font-size-complex="18pt" style:font-weight-complex="bold"/>
    </style:style>
    <style:style style:name="T31" style:family="text">
      <style:text-properties fo:font-size="18pt" fo:font-weight="bold" officeooo:rsid="0044302b" style:font-size-asian="18pt" style:font-weight-asian="bold" style:font-size-complex="18pt" style:font-weight-complex="bold"/>
    </style:style>
    <style:style style:name="T32" style:family="text">
      <style:text-properties fo:font-size="18pt" fo:font-weight="bold" officeooo:rsid="001e04bc" style:font-size-asian="18pt" style:font-weight-asian="bold" style:font-size-complex="18pt" style:font-weight-complex="bold"/>
    </style:style>
    <style:style style:name="T33" style:family="text">
      <style:text-properties officeooo:rsid="00466bda"/>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466bd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31">CV </text:span><text:span text:style-name="T30">Documentation </text:span><text:span text:style-name="T32">(Linux)</text:span></text:p>
      <text:p text:style-name="P8"/>
      <text:p text:style-name="P71"/>
      <text:p text:style-name="P66">github <text:span text:style-name="T29">location</text:span>: <text:a xlink:type="simple" xlink:href="https://github.com/PayvandHeydari/Computer_Vision_Applied_Project" text:style-name="Internet_20_link" text:visited-style-name="Visited_20_Internet_20_Link">https://github.com/PayvandHeydari/Computer_Vision_Applied_Project</text:a></text:p>
      <text:p text:style-name="P49"/>
      <text:p text:style-name="P18"><text:span text:style-name="T3">1. </text:span><text:span text:style-name="T1">Download </text:span><text:span text:style-name="T2">Videos</text:span></text:p>
      <text:p text:style-name="P9"/>
      <text:p text:style-name="P12"><text:span text:style-name="T34">Script </text:span><text:span text:style-name="T35">L</text:span><text:span text:style-name="T34">ocation:</text:span> (Linux, a version that works on windows is also located in the same folder): <text:a xlink:type="simple" xlink:href="https://github.com/PayvandHeydari/Computer_Vision_Applied_Project/blob/main/VideoDownload/YouTubeAutoDownloader.py" text:style-name="Internet_20_link" text:visited-style-name="Visited_20_Internet_20_Link">https://github.com/PayvandHeydari/Computer_Vision_Applied_Project/blob/main/VideoDownload/YouTubeAutoDownloader.py</text:a></text:p>
      <text:p text:style-name="P12"/>
      <text:list xml:id="list1276540624" text:style-name="L1">
        <text:list-item>
          <text:p text:style-name="P15"><text:span text:style-name="T5">The auto </text:span><text:span text:style-name="T29">d</text:span><text:span text:style-name="T3">ownload</text:span><text:span text:style-name="T5">er is a simple python script </text:span><text:span text:style-name="T6">to download videos from youtube using a fork of youtube-dl called yt-dlp.exe found here: </text:span><text:a xlink:type="simple" xlink:href="https://github.com/yt-dlp/yt-dlp" text:style-name="Internet_20_link" text:visited-style-name="Visited_20_Internet_20_Link"><text:span text:style-name="T6">https://github.com/yt-dlp/yt-dlp</text:span></text:a></text:p>
        </text:list-item>
        <text:list-item>
          <text:p text:style-name="P15"><text:span text:style-name="T6">please make sure to have the yt-dlp.exe downloaded </text:span><text:span text:style-name="T7">as well </text:span><text:a xlink:type="simple" xlink:href="https://www.ffmpeg.org/" text:style-name="Internet_20_link" text:visited-style-name="Visited_20_Internet_20_Link"><text:span text:style-name="Strong_20_Emphasis">ffmpeg</text:span></text:a><text:a xlink:type="simple" xlink:href="https://www.ffmpeg.org/" text:style-name="Internet_20_link" text:visited-style-name="Visited_20_Internet_20_Link"> and </text:a><text:a xlink:type="simple" xlink:href="https://www.ffmpeg.org/" text:style-name="Internet_20_link" text:visited-style-name="Visited_20_Internet_20_Link"><text:span text:style-name="Strong_20_Emphasis">ffprobe</text:span></text:a> <text:span text:style-name="T7">(found here </text:span><text:a xlink:type="simple" xlink:href="https://www.ffmpeg.org/" text:style-name="Internet_20_link" text:visited-style-name="Visited_20_Internet_20_Link"><text:span text:style-name="T7">https://www.ffmpeg.org/</text:span></text:a><text:span text:style-name="T7"> )</text:span></text:p>
        </text:list-item>
        <text:list-item>
          <text:p text:style-name="P16">The script uses a wine wrapper <text:span text:style-name="T9">and xterm for the linux version (</text:span><text:span text:style-name="T8">sudo apt install wine), </text:span><text:span text:style-name="T9">(sudo apt-get install xterm)</text:span></text:p>
        </text:list-item>
      </text:list>
      <text:p text:style-name="P12"/>
      <text:p text:style-name="P74"><text:span text:style-name="T18">What to input:</text:span><text:span text:style-name="T9"> </text:span></text:p>
      <text:p text:style-name="P74"><text:span text:style-name="T9">Enter the URL of each video you want to download into the script, </text:span><text:span text:style-name="T19">it will launch a download of each URL simultaneously in its own CLI instance, once completed it will close the windows loop and relaunch the download automatically (This is why it is advised to enter in 24/7 live streams).</text:span></text:p>
      <text:p text:style-name="P13"/>
      <text:p text:style-name="P13">* <text:span text:style-name="T19">please note, do not close out of the CLI instance manually or you will be left with a “-part” file that wont open properly. If you want to end the process, please use the CTRL+C in each CLI interface and </text:span><text:span text:style-name="T29">it will </text:span><text:span text:style-name="T19">manually stop the script </text:span><text:span text:style-name="T29">and wrap </text:span><text:span text:style-name="T19">.</text:span></text:p>
      <text:p text:style-name="P10"/>
      <text:p text:style-name="P10"/>
      <text:p text:style-name="P9"/>
      <text:p text:style-name="P31"><text:span text:style-name="T13">2. </text:span><text:span text:style-name="T12">Splitting </text:span><text:span text:style-name="T14">videos into frames</text:span><text:span text:style-name="T12">, labeling them, and</text:span><text:span text:style-name="T11"> encoding them into a TFRecord</text:span></text:p>
      <text:p text:style-name="P27"/>
      <text:p text:style-name="P33">Overview:</text:p>
      <text:p text:style-name="P30">There are two parts to this section, one script manages the video to frame, labeling, and tfrecord generation part while the other allow you to input the location of your model as well as specify the location of the video you want to annotate the frames of. </text:p>
      <text:p text:style-name="P30"><text:span text:style-name="T23">There is also an additional script to allow you to check the tfrecord file to verify it is annotating objects and encoding images correctly. </text:span></text:p>
      <text:p text:style-name="P51">There is also a file that contains all of the classes that you want to track.</text:p>
      <text:p text:style-name="P28"><text:soft-page-break/></text:p>
      <text:p text:style-name="P33">File locations:</text:p>
      <text:p text:style-name="P32"/>
      <text:p text:style-name="P35"><text:span text:style-name="T21">Python script to s</text:span>plit videos into images, labels them and encodes them into a TFRecord:</text:p>
      <text:p text:style-name="P21">run_detector.py</text:p>
      <text:p text:style-name="P29"><text:a xlink:type="simple" xlink:href="https://github.com/PayvandHeydari/Computer_Vision_Applied_Project/blob/main/AutoAnnotation/detector_frames_tfrecord.py" text:style-name="Internet_20_link" text:visited-style-name="Visited_20_Internet_20_Link">https://github.com/PayvandHeydari/Computer_Vision_Applied_Project/blob/main/AutoAnnotation/detector_frames_tfrecord.py</text:a></text:p>
      <text:p text:style-name="P28"/>
      <text:p text:style-name="P35">Python script to run the auto annotator above:</text:p>
      <text:p text:style-name="P29"><text:span text:style-name="T10">detector_frames_tfrecord.py</text:span> </text:p>
      <text:p text:style-name="P29"><text:a xlink:type="simple" xlink:href="https://github.com/PayvandHeydari/Computer_Vision_Applied_Project/blob/main/AutoAnnotation/run_detector.py" text:style-name="Internet_20_link" text:visited-style-name="Visited_20_Internet_20_Link">https://github.com/PayvandHeydari/Computer_Vision_Applied_Project/blob/main/AutoAnnotation/run_detector.py</text:a></text:p>
      <text:p text:style-name="P28"/>
      <text:p text:style-name="P33">Class names for model to detect:</text:p>
      <text:p text:style-name="P20">coco.names</text:p>
      <text:p text:style-name="P32"><text:a xlink:type="simple" xlink:href="https://github.com/PayvandHeydari/Computer_Vision_Applied_Project/blob/main/AutoAnnotation/coco.names" text:style-name="Internet_20_link" text:visited-style-name="Visited_20_Internet_20_Link">https://github.com/PayvandHeydari/Computer_Vision_Applied_Project/blob/main/AutoAnnotation/coco.names</text:a></text:p>
      <text:p text:style-name="P32"/>
      <text:p text:style-name="P33">Python script to check the annotations and images that were encoded into the tfrecord file:</text:p>
      <text:p text:style-name="P20">check_tfrecord.py</text:p>
      <text:p text:style-name="P32"><text:a xlink:type="simple" xlink:href="https://github.com/PayvandHeydari/Computer_Vision_Applied_Project/blob/main/AutoAnnotation/check_tfrecord.py" text:style-name="Internet_20_link" text:visited-style-name="Visited_20_Internet_20_Link">https://github.com/PayvandHeydari/Computer_Vision_Applied_Project/blob/main/AutoAnnotation/check_tfrecord.py</text:a></text:p>
      <text:p text:style-name="P32"/>
      <text:p text:style-name="P32"/>
      <text:p text:style-name="P36"><text:span text:style-name="T10">What you will need to enter</text:span>:</text:p>
      <text:p text:style-name="P36"/>
      <text:p text:style-name="P21">run_detector.py</text:p>
      <text:list xml:id="list670434423" text:style-name="L2">
        <text:list-item>
          <text:p text:style-name="P39">Model URL</text:p>
        </text:list-item>
        <text:list-item>
          <text:p text:style-name="P39">folder path to video locations</text:p>
        </text:list-item>
        <text:list-item>
          <text:p text:style-name="P39">Confidence Threshold (I have this throughout both scripts as a parameter so you may have to update more than one location)</text:p>
        </text:list-item>
        <text:list-item>
          <text:p text:style-name="P39">Start Video (which video to start with)</text:p>
        </text:list-item>
      </text:list>
      <text:p text:style-name="P38"/>
      <text:p text:style-name="P23">Considerations:</text:p>
      <text:p text:style-name="P55">please note, for the labeling and rendering process, I utilized existing Google TensorFlow COCO models from the TensorFlow 2 Detection model Zoo github located here: <text:soft-page-break/><text:a xlink:type="simple" xlink:href="https://github.com/tensorflow/models/blob/master/research/object_detection/g3doc/tf2_detection_zoo.md" text:style-name="Internet_20_link" text:visited-style-name="Visited_20_Internet_20_Link">https://github.com/tensorflow/models/blob/master/research/object_detection/g3doc/tf2_detection_zoo.md</text:a></text:p>
      <text:p text:style-name="P56"><text:span text:style-name="T25">If you want to use your own model, you can host it to your own nginx web server and pipe it in using the url.</text:span></text:p>
      <text:p text:style-name="P55"/>
      <text:p text:style-name="P19">3. Video Rendering</text:p>
      <text:p text:style-name="P22">Overview:</text:p>
      <text:p text:style-name="P41">This section, much like the last is built off of a very similar set of python files. One that takes a video, creates bounding boxes over each frame, and recompiles it as a mp4.</text:p>
      <text:p text:style-name="P19"/>
      <text:p text:style-name="P34">File Locations:</text:p>
      <text:p text:style-name="P53"/>
      <text:p text:style-name="P53">File that runs the detector and rendering script:</text:p>
      <text:p text:style-name="P54">Detector_video_file_run.py</text:p>
      <text:p text:style-name="P27"><text:a xlink:type="simple" xlink:href="https://github.com/PayvandHeydari/Computer_Vision_Applied_Project/blob/main/VideoRendering/Detector_video_file_run.py" text:style-name="Internet_20_link" text:visited-style-name="Visited_20_Internet_20_Link">https://github.com/PayvandHeydari/Computer_Vision_Applied_Project/blob/main/VideoRendering/Detector_video_file_run.py</text:a></text:p>
      <text:p text:style-name="P27"/>
      <text:p text:style-name="P51">File that renders video with bounding boxes of detections, class names, and confidence levels:</text:p>
      <text:p text:style-name="P51"><text:span text:style-name="T10">Detector_video_file.py</text:span></text:p>
      <text:p text:style-name="P51"><text:a xlink:type="simple" xlink:href="https://github.com/PayvandHeydari/Computer_Vision_Applied_Project/blob/main/VideoRendering/Detector_video_file.py" text:style-name="Internet_20_link" text:visited-style-name="Visited_20_Internet_20_Link">https://github.com/PayvandHeydari/Computer_Vision_Applied_Project/blob/main/VideoRendering/Detector_video_file.py</text:a></text:p>
      <text:p text:style-name="P51"/>
      <text:p text:style-name="P37"><text:span text:style-name="T10">What you will need to enter</text:span>:</text:p>
      <text:p text:style-name="P52"><text:span text:style-name="T10">Detector_video_file.py</text:span></text:p>
      <text:list xml:id="list220300699432305" text:continue-numbering="true" text:style-name="L2">
        <text:list-item>
          <text:p text:style-name="P40"><text:span text:style-name="T24">Video location</text:span></text:p>
        </text:list-item>
        <text:list-item>
          <text:p text:style-name="P42">Threshold</text:p>
        </text:list-item>
        <text:list-item>
          <text:p text:style-name="P42">Model URL</text:p>
        </text:list-item>
      </text:list>
      <text:p text:style-name="P52"><text:span text:style-name="T10"/></text:p>
      <text:p text:style-name="P64"><text:span text:style-name="T10">4. TensorFlow API and custom training model</text:span></text:p>
      <text:p text:style-name="P64"><text:span text:style-name="T10"/></text:p>
      <text:p text:style-name="P24">Overview:</text:p>
      <text:p text:style-name="P47">For the training a custom model part of the project I followed the exact steps with few deviations. The pages I followed are listed below as well as the configuration file for the model.</text:p>
      <text:p text:style-name="P47"/>
      <text:p text:style-name="P64"><text:span text:style-name="T10"/></text:p>
      <text:p text:style-name="P65"><text:span text:style-name="T10">Locations:</text:span></text:p>
      <text:p text:style-name="P44"><text:soft-page-break/>Label map:</text:p>
      <text:p text:style-name="P44"><text:a xlink:type="simple" xlink:href="https://github.com/PayvandHeydari/Computer_Vision_Applied_Project/blob/main/training/label_map.pbtxt" text:style-name="Internet_20_link" text:visited-style-name="Visited_20_Internet_20_Link">https://github.com/PayvandHeydari/Computer_Vision_Applied_Project/blob/main/training/label_map.pbtxt</text:a></text:p>
      <text:p text:style-name="P44"/>
      <text:p text:style-name="P44">Model training configurations:</text:p>
      <text:p text:style-name="P44">pipeline.config</text:p>
      <text:p text:style-name="P44"><text:a xlink:type="simple" xlink:href="https://github.com/PayvandHeydari/Computer_Vision_Applied_Project/blob/main/training/pipeline.config" text:style-name="Internet_20_link" text:visited-style-name="Visited_20_Internet_20_Link">https://github.com/PayvandHeydari/Computer_Vision_Applied_Project/blob/main/training/pipeline.config</text:a></text:p>
      <text:p text:style-name="P44"/>
      <text:p text:style-name="P44">model training:</text:p>
      <text:p text:style-name="P44">model_main_tf2.py</text:p>
      <text:p text:style-name="P44"><text:a xlink:type="simple" xlink:href="https://github.com/PayvandHeydari/Computer_Vision_Applied_Project/blob/main/training/model_main_tf2.py" text:style-name="Internet_20_link" text:visited-style-name="Visited_20_Internet_20_Link">https://github.com/PayvandHeydari/Computer_Vision_Applied_Project/blob/main/training/model_main_tf2.py</text:a></text:p>
      <text:p text:style-name="P44"/>
      <text:p text:style-name="P44">export model:</text:p>
      <text:p text:style-name="P44">exporter_main_v2.py</text:p>
      <text:p text:style-name="P44"><text:a xlink:type="simple" xlink:href="https://github.com/PayvandHeydari/Computer_Vision_Applied_Project/blob/main/training/exporter_main_v2.py" text:style-name="Internet_20_link" text:visited-style-name="Visited_20_Internet_20_Link">https://github.com/PayvandHeydari/Computer_Vision_Applied_Project/blob/main/training/exporter_main_v2.py</text:a></text:p>
      <text:p text:style-name="P44"/>
      <text:p text:style-name="P24">Training documentation:</text:p>
      <text:p text:style-name="P24"/>
      <text:p text:style-name="P47">I followed the following tutorial step by step to train my own model:</text:p>
      <text:p text:style-name="P47">Setting up TensorFlow API:</text:p>
      <text:p text:style-name="P47"><text:a xlink:type="simple" xlink:href="https://tensorflow-object-detection-api-tutorial.readthedocs.io/en/latest/install.html#tf-models-install" text:style-name="Internet_20_link" text:visited-style-name="Visited_20_Internet_20_Link">https://tensorflow-object-detection-api-tutorial.readthedocs.io/en/latest/install.html#tf-models-install</text:a></text:p>
      <text:p text:style-name="P47"/>
      <text:p text:style-name="P47">Training custom model:</text:p>
      <text:p text:style-name="P47"><text:a xlink:type="simple" xlink:href="https://tensorflow-object-detection-api-tutorial.readthedocs.io/en/latest/training.html" text:style-name="Internet_20_link" text:visited-style-name="Visited_20_Internet_20_Link">https://tensorflow-object-detection-api-tutorial.readthedocs.io/en/latest/training.html</text:a></text:p>
      <text:p text:style-name="P47"/>
      <text:p text:style-name="P25">Here is the command I used to train the model (for example, yours might be different):</text:p>
      <text:p text:style-name="P60">python model_main_tf2.py --model_dir=models/my_ssd_resnet50_v1_fpn --pipeline_config_path=models/my_ssd_resnet50_v1_fpn/pipeline.config</text:p>
      <text:p text:style-name="P60"/>
      <text:p text:style-name="P25"><text:span text:style-name="T33">H</text:span>ere is the command I used to export the model (for example, yours might be different):</text:p>
      <text:p text:style-name="P60">python exporter_main_v2.py --input_type image_tensor --pipeline_config_path ./models/my_ssd_resnet50_v1_fpn/pipeline.config --trained_checkpoint_dir ./models/my_ssd_resnet50_v1_fpn --output_directory ./exported-models/my_ssd_resnet50_v1_fpn</text:p>
      <text:p text:style-name="P60"/>
      <text:p text:style-name="P48"><text:soft-page-break/></text:p>
      <text:p text:style-name="P64"><text:span text:style-name="T10"/></text:p>
      <text:p text:style-name="P64"><text:span text:style-name="T10">5. Grafana/Graphite</text:span></text:p>
      <text:p text:style-name="P64"><text:span text:style-name="T10"/></text:p>
      <text:p text:style-name="P43">You should already have graphite and graphite configurations to track real time hardware performance, however if you do not, here are the configuration files plus the bash script I used (iostat, collectD included):</text:p>
      <text:p text:style-name="P43"><text:a xlink:type="simple" xlink:href="https://github.com/PayvandHeydari/Computer_Vision_Applied_Project/tree/main/graphite_grafana" text:style-name="Internet_20_link" text:visited-style-name="Visited_20_Internet_20_Link">https://github.com/PayvandHeydari/Computer_Vision_Applied_Project/tree/main/graphite_grafana</text:a></text:p>
      <text:p text:style-name="P43"/>
      <text:p text:style-name="P43"/>
      <text:p text:style-name="P43"><text:s/>I have as well as the docker containers located here:</text:p>
      <text:p text:style-name="P64"><text:span text:style-name="T10"/></text:p>
      <text:p text:style-name="P64"><text:span text:style-name="T10">6. nginx </text:span><text:span text:style-name="T15">web server</text:span></text:p>
      <text:p text:style-name="P64"><text:span text:style-name="T10"/></text:p>
      <text:p text:style-name="P45">The only way I found to feed a mp4 video to <text:span text:style-name="T27">G</text:span>rafana was through a URL, so I used nginx to store and feed the videos rendered into <text:span text:style-name="T27">G</text:span>rafana. </text:p>
      <text:p text:style-name="P52"><text:span text:style-name="T10"/></text:p>
      <text:p text:style-name="P46">I believe I have not made any changes to the default configurations, but here is my config just in case:</text:p>
      <text:p text:style-name="P46"><text:a xlink:type="simple" xlink:href="https://github.com/PayvandHeydari/Computer_Vision_Applied_Project/blob/main/graphite_grafana/nginx.conf" text:style-name="Internet_20_link" text:visited-style-name="Visited_20_Internet_20_Link">https://github.com/PayvandHeydari/Computer_Vision_Applied_Project/blob/main/graphite_grafana/nginx.conf</text:a></text:p>
      <text:p text:style-name="P46"/>
      <text:p text:style-name="P26">Install:</text:p>
      <text:p text:style-name="P52">sudo apt-get install nginx</text:p>
      <text:p text:style-name="P52"/>
      <text:p text:style-name="P70"><text:span text:style-name="T16">Where to put files to</text:span><text:span text:style-name="T17"> host:</text:span></text:p>
      <text:p text:style-name="P69">Files that you want to host should be placed under “/var/www”</text:p>
      <text:p text:style-name="P68"/>
      <text:p text:style-name="P68"/>
      <text:p text:style-name="P17"><text:span text:style-name="T26">7. </text:span><text:span text:style-name="T22">A</text:span>reas to watch out for:</text:p>
      <text:p text:style-name="P11"/>
      <text:p text:style-name="P11">1. TensorFlow API set up: While I linked the exact sources that I followed that include step by step walkthrough of how to set this up, I experienced difficulties with the dependencies, protobuffer version, as well as some general issues with commands not executing due to folder organization. Please keep this in mind.</text:p>
      <text:p text:style-name="P11"/>
      <text:p text:style-name="P14"><text:soft-page-break/><text:span text:style-name="T4">2. Graphite: </text:span><text:span text:style-name="T20">I used a combination of IOStat and collectD to gather system data and pipe it to my graphite DB. I am not 100% certain of the accuracy and you already have a script to gather this data, so feel free to use your own script for this.</text:span></text:p>
      <text:p text:style-name="P11"/>
      <text:p text:style-name="P11">3. Graphana: I have created a <text:span text:style-name="T20">dashboard and included the config files, I am not certain if all of my measures are accurate, but you already have existing dashboards so this should not be an issue for you. The only thing you must make sure to take from my config file it the plug in that allows for the video rendering.</text:span></text:p>
      <text:p text:style-name="P11"/>
      <text:p text:style-name="P64">8. <text:span text:style-name="T10">Requirement documents</text:span></text:p>
      <text:p text:style-name="P58"/>
      <text:p text:style-name="P64">Here are the python dependencies I used for the project:</text:p>
      <text:p text:style-name="P64"/>
      <text:p text:style-name="P58"/>
      <text:p text:style-name="P58">Downloading</text:p>
      <text:p text:style-name="P58">Autoannotate<text:line-break/>Rendering</text:p>
      <text:p text:style-name="P58">nginx</text:p>
      <text:p text:style-name="P58">graphite</text:p>
      <text:p text:style-name="P58">graphana</text:p>
      <text:p text:style-name="P67">training api</text:p>
      <text:p text:style-name="P58">contents of each ssd</text:p>
      <text:p text:style-name="P58">put everything back</text:p>
      <text:p text:style-name="P58"/>
      <text:p text:style-name="P73"/>
      <text:p text:style-name="P63">To send:</text:p>
      <text:p text:style-name="P63">- grafana docker container</text:p>
      <text:p text:style-name="P63">- graphite docker container</text:p>
      <text:p text:style-name="P63">- graphite config</text:p>
      <text:p text:style-name="P63">- grafana config</text:p>
      <text:p text:style-name="P63">- nginx config</text:p>
      <text:p text:style-name="P63">- all the code in the repository</text:p>
      <text:p text:style-name="P63">- entirety of my tensorflow api</text:p>
      <text:p text:style-name="P63">- a readme document</text:p>
      <text:p text:style-name="P63">- all dependencies</text:p>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4T17:20:35.237956199</meta:creation-date>
    <dc:date>2023-06-04T22:02:26.508983304</dc:date>
    <meta:editing-duration>PT8H43M26S</meta:editing-duration>
    <meta:editing-cycles>27</meta:editing-cycles>
    <meta:generator>LibreOffice/6.4.7.2$Linux_X86_64 LibreOffice_project/40$Build-2</meta:generator>
    <meta:document-statistic meta:table-count="0" meta:image-count="0" meta:object-count="0" meta:page-count="6" meta:paragraph-count="113" meta:word-count="1021" meta:character-count="7806" meta:non-whitespace-character-count="6908"/>
  </office:meta>
</office:document-meta>
</file>